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3fd3" officeooo:paragraph-rsid="00163f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7c0a" officeooo:paragraph-rsid="0019ec3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63fd3" officeooo:paragraph-rsid="00163fd3" style:language-asian="ja" style:country-asian="JP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a6fb" officeooo:paragraph-rsid="0019ec3f" style:language-asian="ja" style:country-asian="JP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bbda" officeooo:paragraph-rsid="0019ec3f" style:language-asian="ja" style:country-asian="JP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c826" officeooo:paragraph-rsid="0019ec3f" style:language-asian="ja" style:country-asian="JP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ec3f" officeooo:paragraph-rsid="0019ec3f" style:language-asian="ja" style:country-asian="JP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5b19f" officeooo:paragraph-rsid="00163fd3" style:font-weight-asian="normal" style:font-weight-complex="normal"/>
    </style:style>
    <style:style style:name="P9" style:family="paragraph" style:parent-style-name="Standard">
      <style:text-properties fo:font-weight="normal" officeooo:rsid="0012c826" officeooo:paragraph-rsid="0019ec3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5b19f" officeooo:paragraph-rsid="00163f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ja" style:country-asian="JP" style:font-weight-asian="normal" style:font-weight-complex="normal"/>
    </style:style>
    <style:style style:name="T3" style:family="text">
      <style:text-properties officeooo:rsid="0019bbda"/>
    </style:style>
    <style:style style:name="T4" style:family="text">
      <style:text-properties officeooo:rsid="0018ea35"/>
    </style:style>
    <style:style style:name="T5" style:family="text">
      <style:text-properties officeooo:rsid="0019ec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нлайн курс по </text:span><text:span text:style-name="T2">C#</text:span></text:p>
      <text:p text:style-name="P3"/>
      <text:p text:style-name="P8">Аннотация проекта</text:p>
      <text:p text:style-name="P8"/>
      <text:p text:style-name="P2"><text:span text:style-name="T1">Данный проект ориентирован на </text:span><text:span text:style-name="T2">обучение начинающих программистов языку C#. </text:span></text:p>
      <text:p text:style-name="P4">Многи<text:span text:style-name="T3">м</text:span> тяжело осваиват<text:span text:style-name="T3">ь</text:span> информацию самостоятельно. <text:span text:style-name="T3">Наш курс по C# поможет в изучени</text:span><text:span text:style-name="T5">и</text:span><text:span text:style-name="T3"> этого языка.</text:span></text:p>
      <text:p text:style-name="P5">Для начала нам необходимо:</text:p>
      <text:p text:style-name="P9">1) Созда<text:span text:style-name="T3">ть</text:span> сайт с онлайн курсами</text:p>
      <text:p text:style-name="P9">2) Поиск хороших препод<text:span text:style-name="T4">а</text:span>вателей</text:p>
      <text:p text:style-name="P9">3) Покупка рекламы</text:p>
      <text:p text:style-name="P6">4) Обучение учеников</text:p>
      <text:p text:style-name="P6"/>
      <text:p text:style-name="P7">Ожидаемые результаты: </text:p>
      <text:p text:style-name="P7">Количественные показатели: Полученные деньги за покупку курса.</text:p>
      <text:p text:style-name="P7">Качественные показатели: Уровень знаний учеников курса.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20T21:33:41.905000000</meta:creation-date>
    <dc:date>2023-02-28T12:39:12.796892672</dc:date>
    <meta:editing-duration>PT2H47M19S</meta:editing-duration>
    <meta:editing-cycles>7</meta:editing-cycles>
    <meta:generator>LibreOffice/7.2.4.1$Linux_X86_64 LibreOffice_project/20$Build-1</meta:generator>
    <meta:document-statistic meta:table-count="0" meta:image-count="0" meta:object-count="0" meta:page-count="1" meta:paragraph-count="12" meta:word-count="80" meta:character-count="471" meta:non-whitespace-character-count="417"/>
  </office:meta>
</office:document-meta>
</file>